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draw:stroke="solid" svg:stroke-width="0.106cm" svg:stroke-color="#000000" draw:stroke-linejoin="miter" draw:fill="none" draw:fill-color="#00cc99" draw:textarea-horizontal-align="justify" draw:textarea-vertical-align="top" draw:auto-grow-height="false" draw:auto-grow-width="false" draw:fit-to-size="false" style:shrink-to-fit="true" fo:min-height="15.6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Default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.953cm" fo:margin-right="0cm" fo:margin-top="0.282cm" fo:margin-bottom="0cm" fo:text-indent="-0.953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loext:graphic-properties draw:fill-color="#ffffff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owerPoint Presentation" draw:style-name="dp1" draw:master-page-name="Default" presentation:presentation-page-layout-name="AL1T1">
        <draw:frame presentation:style-name="pr1" draw:text-style-name="P2" draw:layer="layout" svg:width="22.436cm" svg:height="15.875cm" svg:x="0.847cm" svg:y="1.057cm" presentation:class="outline" presentation:user-transformed="true">
          <draw:text-box>
            <text:list text:style-name="L1">
              <text:list-header>
                <text:p text:style-name="P1">Border of the slide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00cc99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00cc99"/>
      <style:paragraph-properties fo:margin-left="0cm" fo:margin-right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style:paragraph-properties fo:margin-left="0cm" fo:margin-right="0cm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00cc99"/>
      <style:paragraph-properties fo:margin-left="0cm" fo:margin-right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draw:style-name="Mgr3" draw:text-style-name="MP6" draw:layer="backgroundobjects" svg:width="5.292cm" svg:height="1.27cm" svg:x="1.905cm" svg:y="17.357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3" draw:text-style-name="MP8" draw:layer="backgroundobjects" svg:width="8.044cm" svg:height="1.27cm" svg:x="8.678cm" svg:y="17.357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3" draw:text-style-name="MP10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9"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dc:creator>Wipro</dc:creator>
    <dc:date>2009-10-08T13:14:15.093000000</dc:date>
    <meta:editing-cycles>1</meta:editing-cycles>
    <meta:editing-duration>PT1M38S</meta:editing-duration>
    <meta:document-statistic meta:object-count="20"/>
    <meta:generator>LibreOfficeDev/7.5.0.0.alpha0$Linux_X86_64 LibreOffice_project/cdf5b6a2a6f0ba2838323ce4398948c3d3a56f8e</meta:generator>
  </office:meta>
</office:document-meta>
</file>